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2aa1da"/>
    </style:style>
    <style:style style:name="P4" style:family="paragraph" style:parent-style-name="Text_20_body" style:list-style-name="L10">
      <style:text-properties officeooo:rsid="034a79d0" officeooo:paragraph-rsid="034d7f0d"/>
    </style:style>
    <style:style style:name="P5" style:family="paragraph" style:parent-style-name="Text_20_body">
      <style:text-properties officeooo:rsid="034cf9ee" officeooo:paragraph-rsid="03502af9"/>
    </style:style>
    <style:style style:name="P6" style:family="paragraph" style:parent-style-name="Text_20_body">
      <style:text-properties officeooo:rsid="03502af9" officeooo:paragraph-rsid="03502af9"/>
    </style:style>
    <style:style style:name="P7" style:family="paragraph" style:parent-style-name="Text_20_body">
      <style:text-properties officeooo:rsid="03502af9" officeooo:paragraph-rsid="03547c08"/>
    </style:style>
    <style:style style:name="P8" style:family="paragraph" style:parent-style-name="Text_20_body">
      <style:text-properties officeooo:rsid="03547c08" officeooo:paragraph-rsid="03547c08"/>
    </style:style>
    <style:style style:name="P9" style:family="paragraph" style:parent-style-name="Text_20_body">
      <style:text-properties officeooo:rsid="0355d784" officeooo:paragraph-rsid="0355d784"/>
    </style:style>
    <style:style style:name="P10" style:family="paragraph" style:parent-style-name="Text_20_body">
      <style:text-properties officeooo:rsid="035c3b7e" officeooo:paragraph-rsid="035d3974"/>
    </style:style>
    <style:style style:name="P11" style:family="paragraph" style:parent-style-name="Text_20_body">
      <style:text-properties officeooo:rsid="0362f418" officeooo:paragraph-rsid="0362f418"/>
    </style:style>
    <style:style style:name="P12" style:family="paragraph" style:parent-style-name="Text_20_body">
      <style:text-properties officeooo:rsid="03665f5d" officeooo:paragraph-rsid="0366d4b0"/>
    </style:style>
    <style:style style:name="P13" style:family="paragraph" style:parent-style-name="Heading_20_1">
      <style:text-properties officeooo:rsid="034a79d0" officeooo:paragraph-rsid="034bf89a"/>
    </style:style>
    <style:style style:name="P14" style:family="paragraph" style:parent-style-name="Heading_20_1">
      <style:text-properties officeooo:rsid="034bf89a" officeooo:paragraph-rsid="034bf89a"/>
    </style:style>
    <style:style style:name="T1" style:family="text">
      <style:text-properties officeooo:rsid="034d7f0d"/>
    </style:style>
    <style:style style:name="T2" style:family="text">
      <style:text-properties officeooo:rsid="03502a3d"/>
    </style:style>
    <style:style style:name="T3" style:family="text">
      <style:text-properties officeooo:rsid="03547c08"/>
    </style:style>
    <style:style style:name="T4" style:family="text">
      <style:text-properties officeooo:rsid="0355d784"/>
    </style:style>
    <style:style style:name="T5" style:family="text">
      <style:text-properties officeooo:rsid="035775a1"/>
    </style:style>
    <style:style style:name="T6" style:family="text">
      <style:text-properties officeooo:rsid="035d3974"/>
    </style:style>
    <style:style style:name="T7" style:family="text">
      <style:text-properties officeooo:rsid="0366d4b0"/>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מבוא לקורס</text:h>
      <text:p text:style-name="P5">האלגוריתמים שנלמד בקורס הזה יהיו שונים מהאלגוריתמים שלמדתם בקורסים קודמים.<text:span text:style-name="T2"> </text:span></text:p>
      <text:p text:style-name="P6">עד עכשיו, למדתם על אלגוריתמים שמקבלים קלט ומוציאים פלט. אבל מאיפה מגיע הקלט הזה? </text:p>
      <text:p text:style-name="P7">במקרים רבים, הקלט הזה מגיע מבני-אדם. הנה כמה דוגמאות<text:span text:style-name="T3">.</text:span></text:p>
      <text:p text:style-name="P7"><text:span text:style-name="T3">1. אנחנו רוצים להעביר הודעה ברשת מחשבים, במסלול המהיר ביותר. לכאורה אפשר להשתמש באלגוריתם מוכר למציאת מסלול עם משקל קל ביותר - אלגוריתם דייקסטרה (תיכנות דינמי). אבל מה קורה אם כל מחשב ברשת שייך לאדם אחר - מי אמר שהאנשים האלה בכלל רוצים שנעבור דרכם? אם הם לא רוצים שנעבור דרכם, הם יכולים לדווח מהירות גבוהה מהמהירות האמיתית כך שהאלגוריתם לא יבחר בהם. איך נגרום להם להגיד את האמת?</text:span></text:p>
      <text:p text:style-name="P8">2. <text:span text:style-name="T4">הממשלה רוצה לתת חפץ מסויים (למשל, זכות שידור בתדר מסויים) למי שהחפץ הזה שווה עבורו הכי הרבה. אפשר פשוט לשאול כל אחד כמה החפץ שווה עבורו ולהשתמש באלגוריתם לחישוב מקסימום, אבל מי אמר שאנשים יגידו את האמת? הרי כל מי שרוצה לקבל את החפץ יכול להגיד שהוא שווה עבורו המון...</text:span></text:p>
      <text:p text:style-name="P9">3. <text:span text:style-name="T5">יש לנו גרף דו-צדדי - גרף שהצמתים בו מתחלקים לשתי קבוצות והקשתות הן רק בין קבוצה אחת לשניה. אנחנו רוצים למצוא "שידוך" בגרף הזה - התאמה בין צמתים מקבוצה אחת לצמתים מהקבוצה השניה. קיימים אלגוריתמים המוצאים שידוכים מקסימליים בגרפים דו-צדדיים.אבל עכשיו נניח שהצמתים בגרפים מייצגים בני-אדם. לדוגמה, צד אחד בגרף הוא סטודנטים המעוניינים להתקבל לאוניברסיטאות מסויימות, והצד השני בגרף הוא האוניברסיטאות, והקשתות מציינות רצון - איזה סטודנט רוצה להתקבל לאיזו אוניברסיטה, ואיזו אוניברסיטה רוצה לקבל איזה סטודנט. האם אנחנו בטוחים שהצדדים המעורבים יגלו לנו את ההעדפות האמיתיות שלהם?</text:span></text:p>
      <text:p text:style-name="P10">במהלך הקורס נלמד<text:span text:style-name="T6"> על אלגוריתמים שהקלט שלהם מגיע מבני-אדם. בספרות המקצועית, אלגוריתמים כאלה נקראים גם "מכניזמים" או "מנגנונים" (בהתאם לאות מ בשם הקורס:-) ). </text:span></text:p>
      <text:h text:style-name="P13" text:outline-level="1">שיבוצים ושידוכים</text:h>
      <text:p text:style-name="P12">האלגוריתמים הראשונים שנלמד יהיו אלגוריתמים של שיבוץ. נתחיל מדוגמה המוכרת לרבים מכם - שיבוץ סטודנטים למעונות<text:span text:style-name="T7"> </text:span></text:p>
      <text:p text:style-name="P12"><text:span text:style-name="T7">[ראו המשך במצגת].</text:span></text:p>
      <text:p text:style-name="P12"/>
      <text:p text:style-name="P11"/>
      <text:p text:style-name="Heading_20_2">מקורות</text:p>
      <text:list xml:id="list2839142841437604231" text:style-name="L10">
        <text:list-item>
          <text:p text:style-name="P4">הקורס של טים: <text:s/>http://theory.stanford.edu/~tim/f16/f16.html <text:span text:style-name="T1"><text:s text:c="2"/></text:span>הרצאות 1, 2</text:p>
        </text:list-item>
      </text:list>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2-18T20:42:39.124907411</dc:date>
    <meta:editing-duration>P7DT18H26M12S</meta:editing-duration>
    <meta:editing-cycles>800</meta:editing-cycles>
    <meta:document-statistic meta:table-count="0" meta:image-count="0" meta:object-count="0" meta:page-count="1" meta:paragraph-count="16" meta:word-count="308" meta:character-count="1854" meta:non-whitespace-character-count="1556"/>
  </office:meta>
</office:document-meta>
</file>